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Comparativa de crecimientos</text:p>
          </table:table-cell>
          <table:table-cell table:style-name="Default"/>
          <table:table-cell table:number-columns-repeated="1022"/>
        </table:table-row>
        <table:table-row table:style-name="ro1" table:number-rows-repeated="3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LINEAL</text:p>
          </table:table-cell>
          <table:table-cell office:value-type="string" calcext:value-type="string">
            <text:p>GEOMÉTRICO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5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5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04P0" style:volatile="true">
      <number:number number:decimal-places="0" loext:min-decimal-places="0" number:min-integer-digits="1" number:grouping="true"/>
      <number:text> €</number:text>
    </number:number-style>
    <number:number-style style:name="N10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  <number:text> €</number:text>
    </number:number-style>
    <number:number-style style:name="N10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2P2" style:volatile="true">
      <loext:text> </loext:text>
      <loext:fill-character> </loext:fill-character>
      <number:text>-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3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3P2" style:volatile="true">
      <loext:text> </loext:text>
      <loext:fill-character> </loext:fill-character>
      <number:text>-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uro" style:family="table-cell" style:parent-style-name="Default" style:data-style-name="N115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0mm" fo:margin-bottom="0mm" fo:margin-left="0mm" fo:margin-right="0mm" style:first-page-number="continue" style:scale-to="75%" style:table-centering="both" style:writing-mode="lr-tb" style:print="charts drawings grid headers objects zero-values"/>
      <style:header-style>
        <style:header-footer-properties svg:height="0mm" fo:margin-left="19mm" fo:margin-right="19mm" fo:margin-bottom="0mm"/>
      </style:header-style>
      <style:footer-style>
        <style:header-footer-properties svg:height="0mm" fo:margin-left="1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G-2" style:display-name="PageStyle_G-2" style:page-layout-name="Mpm3">
      <style:header>
        <text:p><text:span text:style-name="MT1"/></text:p>
        <text:p><text:span text:style-name="MT1"/></text:p>
        <text:p><text:span text:style-name="MT1"/></text:p>
        <text:p><text:span text:style-name="MT1"/></text:p>
        <text:p><text:span text:style-name="MT1"/></text:p>
        <text:p><text:span text:style-name="MT1"/></text:p>
        <text:p><text:span text:style-name="MT1"/></text:p>
        <text:p><text:span text:style-name="MT1"/></text:p>
        <text:p><text:span text:style-name="MT1"/></text:p>
        <text:p><text:span text:style-name="MT1"/></text:p>
        <text:p><text:span text:style-name="MT1"/></text:p>
      </style:header>
      <style:header-left style:display="false">
        <text:p><text:span text:style-name="MT1"/></text:p>
        <text:p><text:span text:style-name="MT1"/></text:p>
        <text:p><text:span text:style-name="MT1"/></text:p>
        <text:p><text:span text:style-name="MT1"/></text:p>
        <text:p><text:span text:style-name="MT1"/></text:p>
        <text:p><text:span text:style-name="MT1"/></text:p>
        <text:p><text:span text:style-name="MT1"/></text:p>
        <text:p><text:span text:style-name="MT1"/></text:p>
        <text:p><text:span text:style-name="MT1"/></text:p>
        <text:p><text:span text:style-name="MT1"/></text:p>
        <text:p><text:span text:style-name="MT1"/></text:p>
      </style:header-left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Pablo Cepeda</meta:initial-creator>
    <meta:creation-date>2018-02-28T23:27:25.572000000</meta:creation-date>
    <dc:date>2018-02-28T23:28:49.662000000</dc:date>
    <dc:creator>Juan Pablo Cepeda</dc:creator>
    <meta:editing-duration>PT1M24S</meta:editing-duration>
    <meta:editing-cycles>1</meta:editing-cycles>
    <meta:document-statistic meta:table-count="1" meta:cell-count="17" meta:object-count="0"/>
    <meta:generator>LibreOffice/5.4.4.2$Windows_X86_64 LibreOffice_project/2524958677847fb3bb44820e40380acbe820f960</meta:generator>
  </office:meta>
</office:document-meta>
</file>